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2D000000C79BC4D09377D4FC3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ela1" style:family="table">
      <style:table-properties style:width="17cm" fo:margin-left="-0.023cm" table:align="left"/>
    </style:style>
    <style:style style:name="Tabela1.A" style:family="table-column">
      <style:table-column-properties style:column-width="8.419cm"/>
    </style:style>
    <style:style style:name="Tabela1.B" style:family="table-column">
      <style:table-column-properties style:column-width="1.7cm"/>
    </style:style>
    <style:style style:name="Tabela1.C" style:family="table-column">
      <style:table-column-properties style:column-width="1.78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F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4" style:family="table-row">
      <style:table-row-properties style:min-row-height="0.755cm" style:use-optimal-row-height="false"/>
    </style:style>
    <style:style style:name="Tabela1.8" style:family="table-row">
      <style:table-row-properties style:min-row-height="0.811cm" style:use-optimal-row-height="false"/>
    </style:style>
    <style:style style:name="P1" style:family="paragraph" style:parent-style-name="Header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officeooo:rsid="001142c3" officeooo:paragraph-rsid="001142c3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Arial" fo:font-size="11pt" fo:font-weight="bold" style:font-size-asian="11pt" style:font-weight-asian="bold" style:font-size-complex="11pt"/>
    </style:style>
    <style:style style:name="P12" style:family="paragraph" style:parent-style-name="Table_20_Contents">
      <style:text-properties fo:color="#000000" style:font-name="Arial" fo:font-size="11pt" style:font-size-asian="11pt" style:font-size-complex="11pt"/>
    </style:style>
    <style:style style:name="P13" style:family="paragraph" style:parent-style-name="Table_20_Contents">
      <style:text-properties fo:color="#000000" style:font-name="Arial" fo:font-size="11pt" officeooo:rsid="0006a567" officeooo:paragraph-rsid="0006a567" style:font-size-asian="11pt" style:font-size-complex="11pt"/>
    </style:style>
    <style:style style:name="P14" style:family="paragraph" style:parent-style-name="Table_20_Contents">
      <style:text-properties fo:color="#000000" style:font-name="Arial" fo:font-size="11pt" officeooo:rsid="001d3f1b" officeooo:paragraph-rsid="001d3f1b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P16" style:family="paragraph" style:parent-style-name="Table_20_Contents"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break-before="page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break-before="page"/>
      <style:text-properties style:font-name="Arial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 style:master-page-name="">
      <loext:graphic-properties draw:fill="none"/>
      <style:paragraph-properties fo:margin-left="0.3cm" fo:margin-right="0cm" fo:text-align="justify" style:justify-single-word="false" fo:hyphenation-ladder-count="no-limit" fo:text-indent="0cm" style:auto-text-indent="false" style:page-number="auto" fo:background-color="transparent"/>
      <style:text-properties fo:hyphenate="false"/>
    </style:style>
    <style:style style:name="P20" style:family="paragraph" style:parent-style-name="Standard" style:master-page-name="">
      <loext:graphic-properties draw:fill="none"/>
      <style:paragraph-properties fo:margin-left="0.3cm" fo:margin-right="0cm" fo:text-align="justify" style:justify-single-word="false" fo:hyphenation-ladder-count="no-limit" fo:text-indent="0cm" style:auto-text-indent="false" style:page-number="auto" fo:background-color="transparent"/>
      <style:text-properties officeooo:paragraph-rsid="001142c3" fo:hyphenate="false"/>
    </style:style>
    <style:style style:name="P21" style:family="paragraph" style:parent-style-name="Standard" style:master-page-name="">
      <loext:graphic-properties draw:fill="none"/>
      <style:paragraph-properties fo:margin-left="0.3cm" fo:margin-right="0cm" fo:hyphenation-ladder-count="no-limit" fo:text-indent="0cm" style:auto-text-indent="false" style:page-number="auto" fo:background-color="transparent"/>
      <style:text-properties fo:hyphenate="false"/>
    </style:style>
    <style:style style:name="P22" style:family="paragraph" style:parent-style-name="Standard" style:master-page-name="">
      <loext:graphic-properties draw:fill="none"/>
      <style:paragraph-properties fo:margin-left="0.3cm" fo:margin-right="0cm" fo:hyphenation-ladder-count="no-limit" fo:text-indent="0cm" style:auto-text-indent="false" style:page-number="auto" fo:background-color="transparent"/>
      <style:text-properties style:font-name="Arial" fo:font-size="11pt" style:font-size-asian="11pt" style:font-size-complex="11pt" fo:hyphenate="false"/>
    </style:style>
    <style:style style:name="P23" style:family="paragraph" style:parent-style-name="Standard">
      <loext:graphic-properties draw:fill="none"/>
      <style:paragraph-properties fo:margin-left="0.3cm" fo:margin-right="0cm" fo:text-align="justify" style:justify-single-word="false" fo:hyphenation-ladder-count="no-limit" fo:text-indent="0cm" style:auto-text-indent="false" fo:background-color="transparent"/>
      <style:text-properties fo:hyphenate="false"/>
    </style:style>
    <style:style style:name="P24" style:family="paragraph" style:parent-style-name="Standard">
      <loext:graphic-properties draw:fill="none"/>
      <style:paragraph-properties fo:margin-left="0.3cm" fo:margin-right="0cm" fo:text-align="justify" style:justify-single-word="false" fo:hyphenation-ladder-count="no-limit" fo:text-indent="0cm" style:auto-text-indent="false" fo:background-color="transparent"/>
      <style:text-properties officeooo:paragraph-rsid="001142c3" fo:hyphenate="false"/>
    </style:style>
    <style:style style:name="P25" style:family="paragraph" style:parent-style-name="Standard">
      <loext:graphic-properties draw:fill="none"/>
      <style:paragraph-properties fo:margin-left="0.3cm" fo:margin-right="0cm" fo:hyphenation-ladder-count="no-limit" fo:text-indent="0cm" style:auto-text-indent="false" fo:background-color="transparent"/>
      <style:text-properties fo:hyphenate="false"/>
    </style:style>
    <style:style style:name="P26" style:family="paragraph" style:parent-style-name="Standard">
      <loext:graphic-properties draw:fill="none"/>
      <style:paragraph-properties fo:margin-left="0.3cm" fo:margin-right="0cm" fo:hyphenation-ladder-count="no-limit" fo:text-indent="0cm" style:auto-text-indent="false" fo:background-color="transparent"/>
      <style:text-properties style:font-name="Arial" fo:font-size="11pt" style:font-size-asian="11pt" style:font-size-complex="11pt" fo:hyphenate="false"/>
    </style:style>
    <style:style style:name="P27" style:family="paragraph" style:parent-style-name="Standard">
      <loext:graphic-properties draw:fill="none"/>
      <style:paragraph-properties fo:margin-left="0.3cm" fo:margin-right="0cm" fo:text-align="justify" style:justify-single-word="false" fo:hyphenation-ladder-count="no-limit" fo:text-indent="0cm" style:auto-text-indent="false" fo:background-color="transparent"/>
      <style:text-properties style:font-name="Arial" fo:font-size="11pt" officeooo:rsid="001142c3" officeooo:paragraph-rsid="001142c3" style:font-size-asian="11pt" style:font-size-complex="11pt" fo:hyphenate="false"/>
    </style:style>
    <style:style style:name="P28" style:family="paragraph" style:parent-style-name="Standard">
      <loext:graphic-properties draw:fill="none"/>
      <style:paragraph-properties fo:margin-left="0.3cm" fo:margin-right="0cm" fo:text-align="justify" style:justify-single-word="false" fo:hyphenation-ladder-count="no-limit" fo:text-indent="0cm" style:auto-text-indent="false" fo:background-color="transparent"/>
      <style:text-properties style:font-name="Arial" fo:font-size="11pt" officeooo:rsid="001142c3" officeooo:paragraph-rsid="00154557" style:font-size-asian="11pt" style:font-size-complex="11pt" fo:hyphenate="false"/>
    </style:style>
    <style:style style:name="P29" style:family="paragraph" style:parent-style-name="Standard" style:master-page-name="MP0">
      <style:paragraph-properties fo:text-align="justify" style:justify-single-word="false" style:page-number="auto" fo:break-before="page"/>
      <style:text-properties style:font-name="Arial" fo:font-size="10pt" officeooo:rsid="00211ae5" officeooo:paragraph-rsid="00211ae5" style:font-size-asian="10pt" style:font-size-complex="10pt"/>
    </style:style>
    <style:style style:name="P30" style:family="paragraph" style:parent-style-name="Standard" style:list-style-name="L9">
      <style:paragraph-properties fo:text-align="justify" style:justify-single-word="false"/>
      <style:text-properties style:font-name="Arial" fo:font-size="10pt" officeooo:rsid="00211ae5" officeooo:paragraph-rsid="00237928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0pt" officeooo:rsid="00211ae5" officeooo:paragraph-rsid="00211ae5" style:font-size-asian="10pt" style:font-size-complex="10pt"/>
    </style:style>
    <style:style style:name="P32" style:family="paragraph" style:parent-style-name="Standard" style:list-style-name="L1">
      <style:paragraph-properties fo:text-align="justify" style:justify-single-word="false"/>
      <style:text-properties style:font-name="Arial" fo:font-size="10pt" officeooo:rsid="00211ae5" officeooo:paragraph-rsid="00211ae5" style:font-size-asian="10pt" style:font-size-complex="10pt"/>
    </style:style>
    <style:style style:name="P33" style:family="paragraph" style:parent-style-name="Standard" style:list-style-name="L2">
      <style:paragraph-properties fo:text-align="justify" style:justify-single-word="false"/>
      <style:text-properties style:font-name="Arial" fo:font-size="10pt" officeooo:rsid="00211ae5" officeooo:paragraph-rsid="00211ae5" style:font-size-asian="10pt" style:font-size-complex="10pt"/>
    </style:style>
    <style:style style:name="P34" style:family="paragraph" style:parent-style-name="Standard" style:list-style-name="L3">
      <style:paragraph-properties fo:text-align="justify" style:justify-single-word="false"/>
      <style:text-properties style:font-name="Arial" fo:font-size="10pt" officeooo:rsid="00211ae5" officeooo:paragraph-rsid="00211ae5" style:font-size-asian="10pt" style:font-size-complex="10pt"/>
    </style:style>
    <style:style style:name="P35" style:family="paragraph" style:parent-style-name="Standard" style:list-style-name="L4">
      <style:paragraph-properties fo:text-align="justify" style:justify-single-word="false"/>
      <style:text-properties style:font-name="Arial" fo:font-size="10pt" officeooo:rsid="00211ae5" officeooo:paragraph-rsid="00211ae5" style:font-size-asian="10pt" style:font-size-complex="10pt"/>
    </style:style>
    <style:style style:name="P36" style:family="paragraph" style:parent-style-name="Standard" style:list-style-name="L5">
      <style:paragraph-properties fo:text-align="justify" style:justify-single-word="false"/>
      <style:text-properties style:font-name="Arial" fo:font-size="10pt" officeooo:rsid="00211ae5" officeooo:paragraph-rsid="00211ae5" style:font-size-asian="10pt" style:font-size-complex="10pt"/>
    </style:style>
    <style:style style:name="P37" style:family="paragraph" style:parent-style-name="Standard" style:list-style-name="L8">
      <style:paragraph-properties fo:text-align="justify" style:justify-single-word="false"/>
      <style:text-properties style:font-name="Arial" fo:font-size="10pt" officeooo:rsid="00211ae5" officeooo:paragraph-rsid="00211ae5" style:font-size-asian="10pt" style:font-size-complex="10pt"/>
    </style:style>
    <style:style style:name="P38" style:family="paragraph" style:parent-style-name="Standard" style:list-style-name="L8">
      <style:paragraph-properties fo:text-align="justify" style:justify-single-word="false"/>
      <style:text-properties fo:font-size="10pt" officeooo:paragraph-rsid="00211ae5" style:font-size-asian="10pt" style:font-size-complex="10pt"/>
    </style:style>
    <style:style style:name="P39" style:family="paragraph" style:parent-style-name="Standard">
      <style:paragraph-properties fo:text-align="justify" style:justify-single-word="false" fo:break-before="page"/>
      <style:text-properties style:font-name="Arial" fo:font-size="11pt" style:font-size-asian="11pt" style:font-size-complex="11pt"/>
    </style:style>
    <style:style style:name="P40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color="#000000" style:font-name="Arial" fo:font-size="11pt" officeooo:rsid="000ef5d2" style:font-size-asian="11pt" style:font-size-complex="11pt"/>
    </style:style>
    <style:style style:name="T4" style:family="text">
      <style:text-properties fo:color="#000000" style:font-name="Arial" fo:font-size="11pt" officeooo:rsid="001142c3" style:font-size-asian="11pt" style:font-size-complex="11pt"/>
    </style:style>
    <style:style style:name="T5" style:family="text">
      <style:text-properties fo:color="#000000" style:font-name="Arial" fo:font-size="11pt" officeooo:rsid="00154557" style:font-size-asian="11pt" style:font-size-complex="11pt"/>
    </style:style>
    <style:style style:name="T6" style:family="text">
      <style:text-properties fo:color="#000000" style:font-name="Arial" fo:font-size="11pt" officeooo:rsid="0019e473" style:font-size-asian="11pt" style:font-size-complex="11pt"/>
    </style:style>
    <style:style style:name="T7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0000" officeooo:rsid="00131967"/>
    </style:style>
    <style:style style:name="T9" style:family="text">
      <style:text-properties fo:color="#000000" officeooo:rsid="00154557"/>
    </style:style>
    <style:style style:name="T10" style:family="text">
      <style:text-properties officeooo:rsid="00056c3f"/>
    </style:style>
    <style:style style:name="T11" style:family="text">
      <style:text-properties officeooo:rsid="0006a567"/>
    </style:style>
    <style:style style:name="T12" style:family="text">
      <style:text-properties officeooo:rsid="000cfb55"/>
    </style:style>
    <style:style style:name="T13" style:family="text">
      <style:text-properties officeooo:rsid="0010add2"/>
    </style:style>
    <style:style style:name="T14" style:family="text">
      <style:text-properties officeooo:rsid="0010ffe7"/>
    </style:style>
    <style:style style:name="T15" style:family="text">
      <style:text-properties officeooo:rsid="0012bfb1"/>
    </style:style>
    <style:style style:name="T16" style:family="text">
      <style:text-properties officeooo:rsid="00154557"/>
    </style:style>
    <style:style style:name="T17" style:family="text">
      <style:text-properties style:font-name="Arial" fo:font-size="11pt" officeooo:rsid="00211ae5" style:font-size-asian="11pt" style:font-size-complex="11pt"/>
    </style:style>
    <style:style style:name="T18" style:family="text">
      <style:text-properties style:font-name="Arial" officeooo:rsid="00211ae5"/>
    </style:style>
    <style:style style:name="T19" style:family="text">
      <style:text-properties officeooo:rsid="00237928"/>
    </style:style>
    <style:style style:name="T2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-4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cm" draw:marker-start-width="0.3cm" draw:marker-end-width="0.3cm" draw:fill-color="#000000" draw:textarea-horizontal-align="center" draw:textarea-vertical-align="middle" fo:padding-top="-0.015cm" fo:padding-bottom="-0.015cm" fo:padding-left="-0.015cm" fo:padding-right="-0.0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31">Métodos Ágeis</text:p>
      <text:list xml:id="list660883648" text:style-name="L9">
        <text:list-item>
          <text:p text:style-name="P30"><text:span text:style-name="T19">O</text:span>bjetivo</text:p>
          <text:list>
            <text:list-item>
              <text:p text:style-name="P30"><text:span text:style-name="T19">A</text:span>celerar o desenvolvimento do software visando a melhoria contínua do processo.</text:p>
            </text:list-item>
          </text:list>
        </text:list-item>
        <text:list-item>
          <text:p text:style-name="P30"><text:span text:style-name="T19">Valoriza:</text:span></text:p>
          <text:list>
            <text:list-item>
              <text:p text:style-name="P30"><text:span text:style-name="T19">A</text:span> comunicação e interação da equipe, organização diária para o alcance da meta definida, evitar falhas na elaboração, respostas rápidas às mudanças e aumento significativo da produtividade.</text:p>
            </text:list-item>
          </text:list>
        </text:list-item>
      </text:list>
      <text:p text:style-name="P31"/>
      <text:p text:style-name="P31">Coding Dojo:</text:p>
      <text:list xml:id="list1572768377" text:style-name="L1">
        <text:list-item>
          <text:p text:style-name="P32">Programadores e interessados em aprender se reúnem com o objetivo de trocar experiência.</text:p>
        </text:list-item>
        <text:list-item>
          <text:p text:style-name="P32">Diversão e discussão de temas como design, testes, refatoração, escolha do editor de código e ferramentas.</text:p>
        </text:list-item>
        <text:list-item>
          <text:p text:style-name="P32">Uso de Métodos Ágeis para o desenvolvimento de software.</text:p>
        </text:list-item>
        <text:list-item>
          <text:p text:style-name="P32">Buscam </text:p>
          <text:list>
            <text:list-item>
              <text:p text:style-name="P32">Encontrar soluções simplificadas para problemas simples.</text:p>
            </text:list-item>
            <text:list-item>
              <text:p text:style-name="P32">Permitir que o público acompanhe a linha de raciocínio dos desenvolvedores.</text:p>
            </text:list-item>
          </text:list>
        </text:list-item>
      </text:list>
      <text:list xml:id="list1397610045" text:style-name="L2">
        <text:list-item>
          <text:p text:style-name="P33">Não é uma competição.</text:p>
        </text:list-item>
        <text:list-item>
          <text:p text:style-name="P33">Os problemas não devem ser complexos.</text:p>
        </text:list-item>
        <text:list-item>
          <text:p text:style-name="P33">Não há a necessidade achar uma solução para o problema proposto.</text:p>
          <text:list>
            <text:list-item>
              <text:p text:style-name="P33">O problema não precisa ser resolvido.</text:p>
              <text:list>
                <text:list-item>
                  <text:p text:style-name="P33">Porém, durante o Dojo, busca-se solucionar o problema.</text:p>
                </text:list-item>
              </text:list>
            </text:list-item>
          </text:list>
        </text:list-item>
      </text:list>
      <text:p text:style-name="P31"/>
      <text:p text:style-name="P31">Programação em Pares</text:p>
      <text:list xml:id="list3515080427" text:style-name="L3">
        <text:list-item>
          <text:p text:style-name="P34">Sistema colaborativo de desenvolvimento de software.</text:p>
        </text:list-item>
        <text:list-item>
          <text:p text:style-name="P34">Duas pessoas no mesmo teclado e mouse:</text:p>
        </text:list-item>
        <text:list-item>
          <text:p text:style-name="P34">Piloto – Assume o teclado e mouse e coloca em prática as ideias.</text:p>
        </text:list-item>
        <text:list-item>
          <text:p text:style-name="P34">Copiloto – acompanha todo o processo de desenvolvimento orientando e dando sugestões sobre como melhorar o código.</text:p>
        </text:list-item>
        <text:list-item>
          <text:p text:style-name="P34">Cada um permanece um tempo pré-definido em cada função.</text:p>
        </text:list-item>
      </text:list>
      <text:p text:style-name="P31"/>
      <text:p text:style-name="P31">Passos de Bebê</text:p>
      <text:list xml:id="list4137362470" text:style-name="L4">
        <text:list-item>
          <text:p text:style-name="P35">É um passo a passo.</text:p>
        </text:list-item>
        <text:list-item>
          <text:p text:style-name="P35">Seu objetivo é:</text:p>
          <text:list>
            <text:list-item>
              <text:p text:style-name="P35">Fazer mudanças sutis no desenvolvimento do código.</text:p>
            </text:list-item>
            <text:list-item>
              <text:p text:style-name="P35">Pode se obter uma melhor solução.</text:p>
            </text:list-item>
            <text:list-item>
              <text:p text:style-name="P35">É possível que outros compreendam todo o processo de desenvolvimento, sendo inclusive, possível sua replicação.</text:p>
              <text:list>
                <text:list-item>
                  <text:p text:style-name="P35">No Coding Dojo, os desenvolvedores falam em bom som o que estão fazendo e o que querem fazer.</text:p>
                </text:list-item>
              </text:list>
            </text:list-item>
          </text:list>
        </text:list-item>
      </text:list>
      <text:p text:style-name="P31"/>
      <text:p text:style-name="P31">Desenvolvimento Orientado a Testes - TDD</text:p>
      <text:list xml:id="list1104965532" text:style-name="L5">
        <text:list-item>
          <text:p text:style-name="P36">Desenvolver testes de unidade automatizados em códigos de programas.</text:p>
        </text:list-item>
        <text:list-item>
          <text:p text:style-name="P36">Construído e aplicado antes de ser implantado no código original.</text:p>
        </text:list-item>
        <text:list-item>
          <text:p text:style-name="P36">Permite saber se tal funcionalidade é viável.</text:p>
        </text:list-item>
        <text:list-item>
          <text:p text:style-name="P36">Caso algum teste falhe, o código é corrigido antes de dar continuidade no desenvolvimento.</text:p>
        </text:list-item>
        <text:list-item>
          <text:p text:style-name="P36">É possível identifica falhas antes da implementação efetiva.</text:p>
        </text:list-item>
      </text:list>
      <text:p text:style-name="P31"/>
      <text:p text:style-name="P31">Refatoração</text:p>
      <text:list xml:id="list2841027144" text:style-name="L8">
        <text:list-item>
          <text:p text:style-name="P37">Seu objetivo é:</text:p>
          <text:list>
            <text:list-item>
              <text:p text:style-name="P38"><text:span text:style-name="T18">Melhorar a estrutura e qualidade do código.</text:span></text:p>
            </text:list-item>
            <text:list-item>
              <text:p text:style-name="P37">Remoção de partes duplicadas e/ou desnecessárias do código.</text:p>
            </text:list-item>
            <text:list-item>
              <text:p text:style-name="P37">Reestruturar o processo de mudança do código.</text:p>
            </text:list-item>
            <text:list-item>
              <text:p text:style-name="P37"><text:span text:style-name="T20">Não pode alterar o comportamento externo do programa computacional.</text:span></text:p>
            </text:list-item>
          </text:list>
        </text:list-item>
      </text:list>
      <text:p text:style-name="P39">Por favor, responda a este questionário para nos ajudar a melhorar esta prática.</text:p>
      <text:p text:style-name="P3"><text:span text:style-name="Fonte_20_parág._20_padrão"><text:span text:style-name="T2">Todos os dados são coletados anonimamente e somente serão utilizados para fins de pesquisa.</text:span></text:span></text:p>
      <text:p text:style-name="P3"><text:span text:style-name="Fonte_20_parág._20_padrão"><text:span text:style-name="T2">Obrigado.</text:span></text:span></text:p>
      <text:p text:style-name="P4"/>
      <text:p text:style-name="P2"><text:span text:style-name="Fonte_20_parág._20_padrão"><text:span text:style-name="T7">Sobre você.</text:span></text:span></text:p>
      <text:p text:style-name="P6">Qual sua idade? __________. <text:s text:c="10"/>Sexo? ___________</text:p>
      <text:p text:style-name="P6"/>
      <text:p text:style-name="P6"><text:span text:style-name="T15">Você é</text:span> estudante? <text:span text:style-name="T15">Q</text:span>ual o curso, semestre e instituição que você estuda?</text:p>
      <text:p text:style-name="P6"><text:s/></text:p>
      <text:p text:style-name="P6"/>
      <text:p text:style-name="P6">Caso não seja estudante, qual sua atual ocupação?</text:p>
      <text:p text:style-name="P6"/>
      <text:p text:style-name="P7"/>
      <text:p text:style-name="P7"><text:span text:style-name="T16">Já tem experiência com desenvolvimento de software</text:span>? Marque uma ou mais alternativas.</text:p>
      <text:p text:style-name="P20"><text:span text:style-name="Fonte_20_parág._20_padrão"><text:span text:style-name="T2">( <text:s text:c="2"/>) </text:span></text:span><text:span text:style-name="Fonte_20_parág._20_padrão"><text:span text:style-name="T5">Sim, como </text:span></text:span><text:span text:style-name="Fonte_20_parág._20_padrão"><text:span text:style-name="T4">Hobb</text:span></text:span><text:span text:style-name="Fonte_20_parág._20_padrão"><text:span text:style-name="T5">y</text:span></text:span><text:span text:style-name="Fonte_20_parág._20_padrão"><text:span text:style-name="T2">.</text:span></text:span></text:p>
      <text:p text:style-name="P24"><text:span text:style-name="Fonte_20_parág._20_padrão"><text:span text:style-name="T2">( <text:s text:c="2"/>) </text:span></text:span><text:span text:style-name="Fonte_20_parág._20_padrão"><text:span text:style-name="T5">Sim, em </text:span></text:span><text:span text:style-name="Fonte_20_parág._20_padrão"><text:span text:style-name="T4">Empresa</text:span></text:span><text:span text:style-name="Fonte_20_parág._20_padrão"><text:span text:style-name="T2">.</text:span></text:span></text:p>
      <text:p text:style-name="P27"><text:span text:style-name="Fonte_20_parág._20_padrão"><text:span text:style-name="T1">( <text:s text:c="2"/>) </text:span></text:span><text:span text:style-name="Fonte_20_parág._20_padrão"><text:span text:style-name="T9">Sim, na a</text:span></text:span><text:span text:style-name="Fonte_20_parág._20_padrão"><text:span text:style-name="T1">cademia (Faculdade, ensino técnico, cursos</text:span></text:span><text:span text:style-name="Fonte_20_parág._20_padrão"><text:span text:style-name="T8">)</text:span></text:span><text:span text:style-name="Fonte_20_parág._20_padrão"><text:span text:style-name="T1">.</text:span></text:span></text:p>
      <text:p text:style-name="P28"><text:span text:style-name="Fonte_20_parág._20_padrão"><text:span text:style-name="T1">( <text:s text:c="2"/>) </text:span></text:span><text:span text:style-name="Fonte_20_parág._20_padrão"><text:span text:style-name="T9">Não.</text:span></text:span></text:p>
      <text:p text:style-name="P6"/>
      <text:p text:style-name="P3"><text:span text:style-name="Fonte_20_parág._20_padrão"><text:span text:style-name="T2">Assinale o item que mais se aplicam ao seu grau de experiência em programação:</text:span></text:span></text:p>
      <text:p text:style-name="P19"><text:span text:style-name="Fonte_20_parág._20_padrão"><text:span text:style-name="T2">( <text:s text:c="2"/>) Iniciante.</text:span></text:span></text:p>
      <text:p text:style-name="P23"><text:span text:style-name="Fonte_20_parág._20_padrão"><text:span text:style-name="T2">( <text:s text:c="2"/>) Básico.</text:span></text:span></text:p>
      <text:p text:style-name="P23"><text:span text:style-name="Fonte_20_parág._20_padrão"><text:span text:style-name="T2">( <text:s text:c="2"/>) Intermediário.</text:span></text:span></text:p>
      <text:p text:style-name="P23"><text:span text:style-name="Fonte_20_parág._20_padrão"><text:span text:style-name="T2">( <text:s text:c="2"/>) Avançado.</text:span></text:span></text:p>
      <text:p text:style-name="P23"><text:span text:style-name="Fonte_20_parág._20_padrão"><text:span text:style-name="T2">( <text:s text:c="2"/>) Ainda não tenho experiência.</text:span></text:span></text:p>
      <text:p text:style-name="P6"/>
      <text:p text:style-name="P6">Já utilizou, ou utiliza, alguma ferramenta para desenvolvimento de jogos? Qual? (Marque uma ou mais).</text:p>
      <text:p text:style-name="P19"><text:span text:style-name="Fonte_20_parág._20_padrão"><text:span text:style-name="T2">( <text:s text:c="2"/>) Unreal Engine 4.</text:span></text:span></text:p>
      <text:p text:style-name="P23"><text:span text:style-name="Fonte_20_parág._20_padrão"><text:span text:style-name="T2">( <text:s text:c="2"/>) Unity.</text:span></text:span></text:p>
      <text:p text:style-name="P23"><text:span text:style-name="Fonte_20_parág._20_padrão"><text:span text:style-name="T2">( <text:s text:c="2"/>) Construct.</text:span></text:span></text:p>
      <text:p text:style-name="P23"><text:span text:style-name="Fonte_20_parág._20_padrão"><text:span text:style-name="T2">( <text:s text:c="2"/>) 3D Game Builder.</text:span></text:span></text:p>
      <text:p text:style-name="P23"><text:span text:style-name="Fonte_20_parág._20_padrão"><text:span text:style-name="T2">( <text:s text:c="2"/>) Blitz3D.</text:span></text:span></text:p>
      <text:p text:style-name="P23"><text:span text:style-name="Fonte_20_parág._20_padrão"><text:span text:style-name="T2">( <text:s text:c="2"/>) GameMaker.</text:span></text:span></text:p>
      <text:p text:style-name="P23"><text:span text:style-name="Fonte_20_parág._20_padrão"><text:span text:style-name="T2">( <text:s text:c="2"/>) RPG Maker.</text:span></text:span></text:p>
      <text:p text:style-name="P23"><text:span text:style-name="Fonte_20_parág._20_padrão"><text:span text:style-name="T2">( <text:s text:c="2"/>) CryENGINE.</text:span></text:span></text:p>
      <text:p text:style-name="P23"><text:span text:style-name="Fonte_20_parág._20_padrão"><text:span text:style-name="T2">( <text:s text:c="2"/>) Outros: __________________________________________________.</text:span></text:span></text:p>
      <text:p text:style-name="P3"><text:span text:style-name="Fonte_20_parág._20_padrão"><text:span text:style-name="T2"><text:line-break/> </text:span></text:span><text:span text:style-name="Fonte_20_parág._20_padrão"><text:span text:style-name="T3">Antes deste Coding Dojo, j</text:span></text:span><text:span text:style-name="Fonte_20_parág._20_padrão"><text:span text:style-name="T2">á teve alguma experiência com:</text:span></text:span><text:span text:style-name="Fonte_20_parág._20_padrão"><text:span text:style-name="T6"> (Marque uma ou mais)</text:span></text:span></text:p>
      <text:p text:style-name="P21"><text:span text:style-name="Fonte_20_parág._20_padrão"><text:span text:style-name="T2">( <text:s text:c="2"/>) Programação em pares?</text:span></text:span></text:p>
      <text:p text:style-name="P25"><text:span text:style-name="Fonte_20_parág._20_padrão"><text:span text:style-name="T2">( <text:s text:c="2"/>) Desenvolvimento orientado a testes?</text:span></text:span></text:p>
      <text:p text:style-name="P25"><text:span text:style-name="Fonte_20_parág._20_padrão"><text:span text:style-name="T2">( <text:s text:c="2"/>) Métodos ágeis de programação?</text:span></text:span></text:p>
      <text:p text:style-name="P25"><text:span text:style-name="Fonte_20_parág._20_padrão"><text:span text:style-name="T2">( <text:s text:c="2"/>) Refatoração de código?</text:span></text:span></text:p>
      <text:p text:style-name="P5"/>
      <text:p text:style-name="Standard"><text:span text:style-name="Fonte_20_parág._20_padrão"><text:span text:style-name="T2">Você já participou em um (ou mais) dos eventos listados abaixo?</text:span></text:span></text:p>
      <text:p text:style-name="P22">( <text:s text:c="2"/>) Coderetreats.</text:p>
      <text:p text:style-name="P26">( <text:s text:c="2"/>) Coding Dojo.</text:p>
      <text:p text:style-name="P26">( <text:s text:c="2"/>) Hackathons.</text:p>
      <text:p text:style-name="P26">( <text:s text:c="2"/>) Maratona de Programação.</text:p>
      <text:p text:style-name="P26">( <text:s text:c="2"/>) Olimpíada de Informática.</text:p>
      <text:p text:style-name="P26">( <text:s text:c="2"/>) Meetups sobre alguma linguagem de programação ou ferramentas de programação.</text:p>
      <text:p text:style-name="P26">( <text:s text:c="2"/>) Outros: ___________________________________.</text:p>
      <text:p text:style-name="P26">( <text:s text:c="2"/>) Nenhum.</text:p>
      <text:p text:style-name="P5"/>
      <text:p text:style-name="P18">Sobre o Coding Dojo.</text:p>
      <text:p text:style-name="P9"><text:span text:style-name="T10">Analise as questões a seguir e marque a coluna que melhor reflete sua resposta </text:span>de acordo com a escala a<text:span text:style-name="T10">baixo</text:span>:</text:p>
      <text:p text:style-name="P8">-2 Discordo fortemente. / -1 Discordo. / 0 Indiferente. / +1 Concordo. / +2 Concordo fortemente.</text:p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 table:number-columns-repeated="3"/>
        <table:table-row>
          <table:table-cell table:style-name="Tabela1.A1" office:value-type="string">
            <text:p text:style-name="P11">ESCALA</text:p>
          </table:table-cell>
          <table:table-cell table:style-name="Tabela1.A1" office:value-type="string">
            <text:p text:style-name="P15">-2</text:p>
          </table:table-cell>
          <table:table-cell table:style-name="Tabela1.A1" office:value-type="string">
            <text:p text:style-name="P15">-1</text:p>
          </table:table-cell>
          <table:table-cell table:style-name="Tabela1.A1" office:value-type="string">
            <text:p text:style-name="P15">0</text:p>
          </table:table-cell>
          <table:table-cell table:style-name="Tabela1.A1" office:value-type="string">
            <text:p text:style-name="P15">1</text:p>
          </table:table-cell>
          <table:table-cell table:style-name="Tabela1.F1" office:value-type="string">
            <text:p text:style-name="P15">2</text:p>
          </table:table-cell>
        </table:table-row>
        <table:table-row>
          <table:table-cell table:style-name="Tabela1.A2" office:value-type="string">
            <text:p text:style-name="P12">Gostei de participar do Coding Dojo.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F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12">Coding Dojo me ajudou a aprender mais sobre programação em geral e testes.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F2" office:value-type="string">
            <text:p text:style-name="P16"/>
          </table:table-cell>
        </table:table-row>
        <table:table-row table:style-name="Tabela1.4">
          <table:table-cell table:style-name="Tabela1.A2" office:value-type="string">
            <text:p text:style-name="P12">Tive facilidade em entender a dinâmica do Coding Dojo.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F2" office:value-type="string">
            <text:p text:style-name="P16"/>
          </table:table-cell>
        </table:table-row>
        <table:table-row table:style-name="Tabela1.4">
          <table:table-cell table:style-name="Tabela1.A2" office:value-type="string">
            <text:p text:style-name="P12">Compreendi o funcionamento da Unreal Engine utilizando Coding Dojo.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F2" office:value-type="string">
            <text:p text:style-name="P16"/>
          </table:table-cell>
        </table:table-row>
        <table:table-row table:style-name="Tabela1.4">
          <table:table-cell table:style-name="Tabela1.A2" office:value-type="string">
            <text:p text:style-name="P12">Aprendi sobre a Unreal Engine por meio do Coding Dojo.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F2" office:value-type="string">
            <text:p text:style-name="P16"/>
          </table:table-cell>
        </table:table-row>
        <table:table-row table:style-name="Tabela1.4">
          <table:table-cell table:style-name="Tabela1.A2" office:value-type="string">
            <text:p text:style-name="P12">Meu nível de conhecimento sobre a Unreal Engine melhorou significativamente.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F2" office:value-type="string">
            <text:p text:style-name="P16"/>
          </table:table-cell>
        </table:table-row>
        <table:table-row table:style-name="Tabela1.8">
          <table:table-cell table:style-name="Tabela1.A2" office:value-type="string">
            <text:p text:style-name="P12">O Coding Dojo promoveu momentos de cooperação entre as pessoas que participa<text:span text:style-name="T13">ra</text:span>m.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F2" office:value-type="string">
            <text:p text:style-name="P16"/>
          </table:table-cell>
        </table:table-row>
        <table:table-row table:style-name="Tabela1.8">
          <table:table-cell table:style-name="Tabela1.A2" office:value-type="string">
            <text:p text:style-name="P12">Eu me diverti com o Coding Dojo.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F2" office:value-type="string">
            <text:p text:style-name="P16"/>
          </table:table-cell>
        </table:table-row>
        <table:table-row table:style-name="Tabela1.8">
          <table:table-cell table:style-name="Tabela1.A2" office:value-type="string">
            <text:p text:style-name="P12">Eu recomendaria Coding Dojo para meus <text:span text:style-name="T12">conhecidos</text:span>.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F2" office:value-type="string">
            <text:p text:style-name="P16"/>
          </table:table-cell>
        </table:table-row>
        <table:table-row table:style-name="Tabela1.8">
          <table:table-cell table:style-name="Tabela1.A2" office:value-type="string">
            <text:p text:style-name="P12">Gostaria de participar de um Coding Dojo novamente.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F2" office:value-type="string">
            <text:p text:style-name="P16"/>
          </table:table-cell>
        </table:table-row>
        <table:table-row table:style-name="Tabela1.8">
          <table:table-cell table:style-name="Tabela1.A2" office:value-type="string">
            <text:p text:style-name="P12">A experiência com Coding Dojo vai contribuir para meu desempenho em desenvolvimento de software.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F2" office:value-type="string">
            <text:p text:style-name="P16"/>
          </table:table-cell>
        </table:table-row>
        <table:table-row table:style-name="Tabela1.8">
          <table:table-cell table:style-name="Tabela1.A2" office:value-type="string">
            <text:p text:style-name="P12">Vou considerar a utilização de práticas de Métodos ágeis de programação em meus projetos.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F2" office:value-type="string">
            <text:p text:style-name="P16"/>
          </table:table-cell>
        </table:table-row>
        <table:table-row table:style-name="Tabela1.8">
          <table:table-cell table:style-name="Tabela1.A2" office:value-type="string">
            <text:p text:style-name="P12">Tive facilidade em entender como <text:span text:style-name="T14">empregar</text:span> a refatoração.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F2" office:value-type="string">
            <text:p text:style-name="P16"/>
          </table:table-cell>
        </table:table-row>
        <table:table-row table:style-name="Tabela1.8">
          <table:table-cell table:style-name="Tabela1.A2" office:value-type="string">
            <text:p text:style-name="P12">Tive facilidade em entender como funciona o desenvolvimento orient<text:span text:style-name="T11">ado</text:span> a testes (TDD).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F2" office:value-type="string">
            <text:p text:style-name="P16"/>
          </table:table-cell>
        </table:table-row>
        <table:table-row table:style-name="Tabela1.8">
          <table:table-cell table:style-name="Tabela1.A2" office:value-type="string">
            <text:p text:style-name="P13">Compreendi como funciona a programação em pares.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F2" office:value-type="string">
            <text:p text:style-name="P16"/>
          </table:table-cell>
        </table:table-row>
        <table:table-row table:style-name="Tabela1.8">
          <table:table-cell table:style-name="Tabela1.A2" office:value-type="string">
            <text:p text:style-name="P12">Acredito que a programação em pares torna o desenvolvimento mais eficiente.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F2" office:value-type="string">
            <text:p text:style-name="P16"/>
          </table:table-cell>
        </table:table-row>
        <table:table-row table:style-name="Tabela1.8">
          <table:table-cell table:style-name="Tabela1.A2" office:value-type="string">
            <text:p text:style-name="P14">Coding Dojo está adequado à minha forma de aprender.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F2" office:value-type="string">
            <text:p text:style-name="P16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17"/>
      <text:p text:style-name="P10">Retrospectiva</text:p>
      <text:p text:style-name="P5">O que aprendemos?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o que gostamos?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O que poderia melhorar?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iscussões ou comentário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Andale Sans UI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Andale Sans UI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style:text-underline-style="solid" style:text-underline-width="auto" style:text-underline-color="font-color"/>
    </style:style>
    <style:style style:name="MP2" style:family="paragraph">
      <loext:graphic-properties draw:fill-color="#000000"/>
      <style:paragraph-properties fo:text-align="center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-4%" draw:red="0%" draw:green="0%" draw:blue="0%" draw:gamma="100%" draw:color-inversion="false" draw:image-opacity="100%" draw:color-mode="standard"/>
    </style:style>
    <style:style style:name="Mgr1" style:family="graphic">
      <style:graphic-properties svg:stroke-width="0cm" draw:marker-start-width="0.3cm" draw:marker-end-width="0.3cm" draw:fill-color="#000000" draw:textarea-horizontal-align="center" draw:textarea-vertical-align="middle" fo:padding-top="-0.015cm" fo:padding-bottom="-0.015cm" fo:padding-left="-0.015cm" fo:padding-right="-0.0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Figura1" text:anchor-type="paragraph" svg:x="8.881cm" svg:y="-1.069cm" svg:width="8.117cm" svg:height="1.986cm" draw:z-index="3"><draw:image xlink:href="Pictures/100002010000032D000000C79BC4D09377D4FC35.png" xlink:type="simple" xlink:show="embed" xlink:actuate="onLoad"/></draw:frame><draw:line text:anchor-type="paragraph" draw:z-index="7" draw:name="Forma1" draw:style-name="Mgr1" draw:text-style-name="MP2" svg:x1="16.988cm" svg:y1="1.012cm" svg:x2="-0.012cm" svg:y2="0.982cm"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Windows_X86_64 LibreOffice_project/7556cbc6811c9d992f4064ab9287069087d7f62c</meta:generator>
    <meta:initial-creator>Jean</meta:initial-creator>
    <dc:creator>Paulo Cezar de Oliveira</dc:creator>
    <meta:creation-date>2017-09-25T14:36:00Z</meta:creation-date>
    <dc:date>2017-09-26T10:03:01.013000000</dc:date>
    <meta:editing-cycles>31</meta:editing-cycles>
    <meta:editing-duration>PT3H18M53S</meta:editing-duration>
    <meta:document-statistic meta:table-count="1" meta:image-count="1" meta:object-count="0" meta:page-count="4" meta:paragraph-count="116" meta:word-count="851" meta:character-count="5212" meta:non-whitespace-character-count="4436"/>
    <meta:user-defined meta:name="Info 1"/>
    <meta:user-defined meta:name="Info 2"/>
    <meta:user-defined meta:name="Info 3"/>
    <meta:user-defined meta:name="Info 4"/>
    <meta:template xlink:type="simple" xlink:actuate="onRequest" xlink:title="" xlink:href="../QuestionarioCD-Rev02.odt/Normal.dotm"/>
  </office:meta>
</office:document-meta>
</file>